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6.8528in" fo:margin-left="-0.075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0.75pt solid #000000"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0.75pt solid #000000"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0.75pt solid #000000"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Heading">
      <style:paragraph-properties fo:margin-top="0in" fo:margin-bottom="0.278in" style:contextual-spacing="false"/>
      <style:text-properties fo:font-size="20pt" style:font-size-asian="20pt"/>
    </style:style>
    <style:style style:name="P5" style:family="paragraph" style:parent-style-name="Heading_20_1" style:master-page-name="Convert_20_2">
      <style:paragraph-properties style:page-number="1"/>
    </style:style>
    <style:style style:name="P6"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7" style:family="paragraph" style:parent-style-name="Standard">
      <style:text-properties fo:font-weight="bold" style:font-weight-asian="bold"/>
    </style:style>
    <style:style style:name="P8" style:family="paragraph" style:parent-style-name="Standard">
      <style:paragraph-properties fo:margin-top="0.028in" fo:margin-bottom="0.028in" style:contextual-spacing="false"/>
      <style:text-properties fo:font-weight="bold" style:font-weight-asian="bold"/>
    </style:style>
    <style:style style:name="P9" style:family="paragraph" style:parent-style-name="Standard">
      <style:paragraph-properties fo:margin-top="0.028in" fo:margin-bottom="0.028in" style:contextual-spacing="false" style:snap-to-layout-grid="false"/>
      <style:text-properties fo:font-weight="bold" style:font-weight-asian="bold"/>
    </style:style>
    <style:style style:name="P10" style:family="paragraph" style:parent-style-name="Standard">
      <style:paragraph-properties fo:margin-top="0.028in" fo:margin-bottom="0.028in" style:contextual-spacing="false" style:snap-to-layout-grid="false"/>
    </style:style>
    <style:style style:name="P11" style:family="paragraph" style:parent-style-name="TOCEntry" style:master-page-name="Convert_20_1">
      <style:paragraph-properties style:page-number="auto"/>
    </style:style>
    <style:style style:name="P12" style:family="paragraph" style:parent-style-name="level_20_3_20_text" style:list-style-name="">
      <style:paragraph-properties fo:margin-left="0.9374in" fo:margin-right="0in" fo:text-indent="0in" style:auto-text-indent="false"/>
    </style:style>
    <style:style style:name="P13"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14" style:family="paragraph" style:parent-style-name="line" style:master-page-name="Standard">
      <style:paragraph-properties style:page-number="1"/>
      <style:text-properties fo:language="none" fo:country="none" style:language-asian="none" style:country-asian="none"/>
    </style:style>
    <style:style style:name="T1" style:family="text">
      <style:text-properties fo:font-weight="bold" style:font-weight-asian="bold"/>
    </style:style>
    <style:style style:name="T2" style:family="text">
      <style:text-properties fo:font-size="20pt" style:font-size-asian="20pt"/>
    </style:style>
    <style:style style:name="T3" style:family="text">
      <style:text-properties style:font-name="Arial" style:font-name-complex="Arial"/>
    </style:style>
    <style:style style:name="T4" style:family="text">
      <style:text-properties fo:color="#0000ff" loext:opacity="100%" style:font-name="Arial" style:font-name-complex="Arial"/>
    </style:style>
    <style:style style:name="T5" style:family="text">
      <style:text-properties style:font-name="Times New Roman" style:font-name-complex="Times New Roman"/>
    </style:style>
    <style:style style:name="T6" style:family="text">
      <style:text-properties style:font-name="Times New Roman" fo:language="none" fo:country="none" fo:font-weight="bold" style:language-asian="none" style:country-asian="none" style:font-weight-asian="bold" style:font-name-complex="Times New Roman"/>
    </style:style>
    <style:style style:name="T7" style:family="text">
      <style:text-properties fo:language="none" fo:country="none" style:language-asian="none" style:country-asian="none"/>
    </style:style>
    <style:style style:name="T8" style:family="text">
      <style:text-properties fo:font-size="12pt" style:font-size-asian="12pt"/>
    </style:style>
    <style:style style:name="T9" style:family="text">
      <style:text-properties fo:font-style="normal" style:font-style-asian="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Heading">Software Requirements Specification</text:p>
      <text:p text:style-name="P4">for</text:p>
      <text:p text:style-name="Heading">&lt;Project&gt;</text:p>
      <text:p text:style-name="ByLine">Version 1.0 approved</text:p>
      <text:p text:style-name="ByLine">Prepared by &lt;author&gt;</text:p>
      <text:p text:style-name="ByLine">&lt;organization&gt;</text:p>
      <text:p text:style-name="ByLine">&lt;date created&gt;</text:p>
      <text:p text:style-name="P11"><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26969053" text:style-name="Index_20_Link" text:visited-style-name="Index_20_Link">ii</text:a></text:p>
          <text:p text:style-name="Contents_20_1">Revision History<text:tab/><text:a xlink:type="simple" xlink:href="#__RefHeading___Toc26969054"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1"><text:span text:style-name="T7">1.1<text:tab/>Purpose<text:tab/></text:span><text:a xlink:type="simple" xlink:href="#__RefHeading___Toc26969056" text:style-name="Index_20_Link" text:visited-style-name="Index_20_Link"><text:span text:style-name="T7">1</text:span></text:a></text:p>
          <text:p text:style-name="P1"><text:span text:style-name="T7">1.2<text:tab/>Document Conventions<text:tab/></text:span><text:a xlink:type="simple" xlink:href="#__RefHeading___Toc26969057" text:style-name="Index_20_Link" text:visited-style-name="Index_20_Link"><text:span text:style-name="T7">1</text:span></text:a></text:p>
          <text:p text:style-name="P1"><text:span text:style-name="T7">1.3<text:tab/>Intended Audience and Reading Suggestions<text:tab/></text:span><text:a xlink:type="simple" xlink:href="#__RefHeading___Toc26969058" text:style-name="Index_20_Link" text:visited-style-name="Index_20_Link"><text:span text:style-name="T7">1</text:span></text:a></text:p>
          <text:p text:style-name="P1"><text:span text:style-name="T7">1.4<text:tab/>Project Scope<text:tab/></text:span><text:a xlink:type="simple" xlink:href="#__RefHeading___Toc26969059" text:style-name="Index_20_Link" text:visited-style-name="Index_20_Link"><text:span text:style-name="T7">1</text:span></text:a></text:p>
          <text:p text:style-name="P1"><text:span text:style-name="T7">1.5<text:tab/>References<text:tab/></text:span><text:a xlink:type="simple" xlink:href="#__RefHeading___Toc26969060" text:style-name="Index_20_Link" text:visited-style-name="Index_20_Link"><text:span text:style-name="T7">1</text:span></text:a></text:p>
          <text:p text:style-name="Contents_20_1">2.<text:tab/>Overall Description<text:tab/><text:a xlink:type="simple" xlink:href="#__RefHeading___Toc26969061" text:style-name="Index_20_Link" text:visited-style-name="Index_20_Link">2</text:a></text:p>
          <text:p text:style-name="P1"><text:span text:style-name="T7">2.1<text:tab/>Product Perspective<text:tab/></text:span><text:a xlink:type="simple" xlink:href="#__RefHeading___Toc26969062" text:style-name="Index_20_Link" text:visited-style-name="Index_20_Link"><text:span text:style-name="T7">2</text:span></text:a></text:p>
          <text:p text:style-name="P1"><text:span text:style-name="T7">2.2<text:tab/>Product Features<text:tab/></text:span><text:a xlink:type="simple" xlink:href="#__RefHeading___Toc26969063" text:style-name="Index_20_Link" text:visited-style-name="Index_20_Link"><text:span text:style-name="T7">2</text:span></text:a></text:p>
          <text:p text:style-name="P1"><text:span text:style-name="T7">2.3<text:tab/>User Classes and Characteristics<text:tab/></text:span><text:a xlink:type="simple" xlink:href="#__RefHeading___Toc26969064" text:style-name="Index_20_Link" text:visited-style-name="Index_20_Link"><text:span text:style-name="T7">2</text:span></text:a></text:p>
          <text:p text:style-name="P1"><text:span text:style-name="T7">2.4<text:tab/>Operating Environment<text:tab/></text:span><text:a xlink:type="simple" xlink:href="#__RefHeading___Toc26969065" text:style-name="Index_20_Link" text:visited-style-name="Index_20_Link"><text:span text:style-name="T7">2</text:span></text:a></text:p>
          <text:p text:style-name="P1"><text:span text:style-name="T7">2.5<text:tab/>Design and Implementation Constraints<text:tab/></text:span><text:a xlink:type="simple" xlink:href="#__RefHeading___Toc26969066" text:style-name="Index_20_Link" text:visited-style-name="Index_20_Link"><text:span text:style-name="T7">2</text:span></text:a></text:p>
          <text:p text:style-name="P1"><text:span text:style-name="T7">2.6<text:tab/>User Documentation<text:tab/></text:span><text:a xlink:type="simple" xlink:href="#__RefHeading___Toc26969067" text:style-name="Index_20_Link" text:visited-style-name="Index_20_Link"><text:span text:style-name="T7">2</text:span></text:a></text:p>
          <text:p text:style-name="P1"><text:span text:style-name="T7">2.7<text:tab/>Assumptions and Dependencies<text:tab/></text:span><text:a xlink:type="simple" xlink:href="#__RefHeading___Toc26969068" text:style-name="Index_20_Link" text:visited-style-name="Index_20_Link"><text:span text:style-name="T7">3</text:span></text:a></text:p>
          <text:p text:style-name="Contents_20_1">3.<text:tab/>System Features<text:tab/><text:a xlink:type="simple" xlink:href="#__RefHeading___Toc26969069" text:style-name="Index_20_Link" text:visited-style-name="Index_20_Link">3</text:a></text:p>
          <text:p text:style-name="P1"><text:span text:style-name="T7">3.1<text:tab/>System Feature 1<text:tab/></text:span><text:a xlink:type="simple" xlink:href="#__RefHeading___Toc26969070" text:style-name="Index_20_Link" text:visited-style-name="Index_20_Link"><text:span text:style-name="T7">3</text:span></text:a></text:p>
          <text:p text:style-name="P1"><text:span text:style-name="T7">3.2<text:tab/>System Feature 2 (and so on)<text:tab/></text:span><text:a xlink:type="simple" xlink:href="#__RefHeading___Toc26969071" text:style-name="Index_20_Link" text:visited-style-name="Index_20_Link"><text:span text:style-name="T7">4</text:span></text:a></text:p>
          <text:p text:style-name="Contents_20_1">4.<text:tab/>External Interface Requirements<text:tab/><text:a xlink:type="simple" xlink:href="#__RefHeading___Toc26969072" text:style-name="Index_20_Link" text:visited-style-name="Index_20_Link">4</text:a></text:p>
          <text:p text:style-name="P1"><text:span text:style-name="T7">4.1<text:tab/>User Interfaces<text:tab/></text:span><text:a xlink:type="simple" xlink:href="#__RefHeading___Toc26969073" text:style-name="Index_20_Link" text:visited-style-name="Index_20_Link"><text:span text:style-name="T7">4</text:span></text:a></text:p>
          <text:p text:style-name="P1"><text:span text:style-name="T7">4.2<text:tab/>Hardware Interfaces<text:tab/></text:span><text:a xlink:type="simple" xlink:href="#__RefHeading___Toc26969074" text:style-name="Index_20_Link" text:visited-style-name="Index_20_Link"><text:span text:style-name="T7">4</text:span></text:a></text:p>
          <text:p text:style-name="P1"><text:span text:style-name="T7">4.3<text:tab/>Software Interfaces<text:tab/></text:span><text:a xlink:type="simple" xlink:href="#__RefHeading___Toc26969075" text:style-name="Index_20_Link" text:visited-style-name="Index_20_Link"><text:span text:style-name="T7">4</text:span></text:a></text:p>
          <text:p text:style-name="P1"><text:span text:style-name="T7">4.4<text:tab/>Communications Interfaces<text:tab/></text:span><text:a xlink:type="simple" xlink:href="#__RefHeading___Toc26969076" text:style-name="Index_20_Link" text:visited-style-name="Index_20_Link"><text:span text:style-name="T7">4</text:span></text:a></text:p>
          <text:p text:style-name="Contents_20_1">5.<text:tab/>Other Nonfunctional Requirements<text:tab/><text:a xlink:type="simple" xlink:href="#__RefHeading___Toc26969077" text:style-name="Index_20_Link" text:visited-style-name="Index_20_Link">5</text:a></text:p>
          <text:p text:style-name="P1"><text:span text:style-name="T7">5.1<text:tab/>Performance Requirements<text:tab/></text:span><text:a xlink:type="simple" xlink:href="#__RefHeading___Toc26969078" text:style-name="Index_20_Link" text:visited-style-name="Index_20_Link"><text:span text:style-name="T7">5</text:span></text:a></text:p>
          <text:p text:style-name="P1"><text:span text:style-name="T7">5.2<text:tab/>Safety Requirements<text:tab/></text:span><text:a xlink:type="simple" xlink:href="#__RefHeading___Toc26969079" text:style-name="Index_20_Link" text:visited-style-name="Index_20_Link"><text:span text:style-name="T7">5</text:span></text:a></text:p>
          <text:p text:style-name="P1"><text:span text:style-name="T7">5.3<text:tab/>Security Requirements<text:tab/></text:span><text:a xlink:type="simple" xlink:href="#__RefHeading___Toc26969080" text:style-name="Index_20_Link" text:visited-style-name="Index_20_Link"><text:span text:style-name="T7">5</text:span></text:a></text:p>
          <text:p text:style-name="P1"><text:span text:style-name="T7">5.4<text:tab/>Software Quality Attributes<text:tab/></text:span><text:a xlink:type="simple" xlink:href="#__RefHeading___Toc26969081" text:style-name="Index_20_Link" text:visited-style-name="Index_20_Link"><text:span text:style-name="T7">5</text:span></text:a></text:p>
          <text:p text:style-name="Contents_20_1">6.<text:tab/>Other Requirements<text:tab/><text:a xlink:type="simple" xlink:href="#__RefHeading___Toc26969082" text:style-name="Index_20_Link" text:visited-style-name="Index_20_Link">5</text:a></text:p>
          <text:p text:style-name="Contents_20_1">Appendix A: Glossary<text:tab/><text:a xlink:type="simple" xlink:href="#__RefHeading___Toc26969083" text:style-name="Index_20_Link" text:visited-style-name="Index_20_Link">5</text:a></text:p>
          <text:p text:style-name="Contents_20_1">Appendix B: Analysis Models<text:tab/><text:a xlink:type="simple" xlink:href="#__RefHeading___Toc26969084" text:style-name="Index_20_Link" text:visited-style-name="Index_20_Link">6</text:a></text:p>
          <text:p text:style-name="Contents_20_1">Appendix C: Issues List<text:tab/><text:a xlink:type="simple" xlink:href="#__RefHeading___Toc26969085" text:style-name="Index_20_Link" text:visited-style-name="Index_20_Link">6</text:a></text:p>
        </text:index-body>
      </text:table-of-content>
      <text:p text:style-name="P6"/>
      <text:p text:style-name="P6"/>
      <text:p text:style-name="TOCEntry"><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8">Date</text:p>
          </table:table-cell>
          <table:table-cell table:style-name="Table1.B1" office:value-type="string">
            <text:p text:style-name="P8">Reason For Changes</text:p>
          </table:table-cell>
          <table:table-cell table:style-name="Table1.D1" office:value-type="string">
            <text:p text:style-name="P8">Version</text:p>
          </table:table-cell>
        </table:table-row>
        <table:table-row table:style-name="Table1.1">
          <table:table-cell table:style-name="Table1.A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D2"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B3" office:value-type="string">
            <text:p text:style-name="P10"/>
          </table:table-cell>
          <table:table-cell table:style-name="Table1.D3" office:value-type="string">
            <text:p text:style-name="P10"/>
          </table:table-cell>
        </table:table-row>
      </table:table>
      <text:p text:style-name="P7"/>
      <text:p text:style-name="P7"/>
      <text:h text:style-name="P5" text:outline-level="1"><text:bookmark-start text:name="__RefHeading___Toc26969055"/>Introduction<text:bookmark-end text:name="__RefHeading___Toc26969055"/></text:h>
      <text:h text:style-name="Heading_20_2" text:outline-level="2"><text:bookmark-start text:name="__RefHeading___Toc26969056"/>Purpose<text:bookmark-end text:name="__RefHeading___Toc26969056"/>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26969057"/>Document Conventions<text:bookmark-end text:name="__RefHeading___Toc26969057"/></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26969058"/>Intended Audience and Reading Suggestions<text:bookmark-end text:name="__RefHeading___Toc26969058"/></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26969059"/>Project Scope<text:bookmark-end text:name="__RefHeading___Toc26969059"/></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h text:style-name="Heading_20_2" text:outline-level="2"><text:bookmark-start text:name="__RefHeading___Toc26969060"/>References<text:bookmark-end text:name="__RefHeading___Toc26969060"/></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26969061"/><text:soft-page-break/>Overall Description<text:bookmark-end text:name="__RefHeading___Toc26969061"/></text:h>
      <text:h text:style-name="Heading_20_2" text:outline-level="2"><text:bookmark-start text:name="__RefHeading___Toc26969062"/>Product Perspective<text:bookmark-end text:name="__RefHeading___Toc26969062"/></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26969063"/>Product Features<text:bookmark-end text:name="__RefHeading___Toc26969063"/></text:h>
      <text:p text:style-name="template">&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text:bookmark-start text:name="__RefHeading___Toc26969064"/>User Classes and Characteristics<text:bookmark-end text:name="__RefHeading___Toc26969064"/></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text:bookmark-start text:name="__RefHeading___Toc26969065"/>Operating Environment<text:bookmark-end text:name="__RefHeading___Toc26969065"/></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26969066"/>Design and Implementation Constraints<text:bookmark-end text:name="__RefHeading___Toc26969066"/></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26969067"/>User Documentation<text:bookmark-end text:name="__RefHeading___Toc26969067"/></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26969068"/><text:soft-page-break/>Assumptions and Dependencies<text:bookmark-end text:name="__RefHeading___Toc26969068"/></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26969069"/>System Features<text:bookmark-end text:name="__RefHeading___Toc26969069"/></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26969070"/>System Feature 1<text:bookmark-end text:name="__RefHeading___Toc26969070"/></text:h>
      <text:p text:style-name="template">&lt;Don’t really say “System Feature 1.” State the feature name in just a few words.&gt;</text:p>
      <text:p text:style-name="level_20_4">3.1.1<text:tab/>Description and Priority</text:p>
      <text:p text:style-name="P12">&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3.1.2<text:tab/>Stimulus/Response Sequences</text:p>
      <text:p text:style-name="P12">&lt;List the sequences of user actions and system responses that stimulate the behavior defined for this feature. These will correspond to the dialog elements associated with use cases.&gt;</text:p>
      <text:p text:style-name="level_20_4">3.1.3<text:tab/>Functional Requirements</text:p>
      <text:p text:style-name="P12">&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3"/>
      <text:p text:style-name="P12">&lt;Each requirement should be uniquely identified with a sequence number or a meaningful tag of some kind.&gt;</text:p>
      <text:p text:style-name="P13"/>
      <text:p text:style-name="requirement">REQ-1:<text:tab/></text:p>
      <text:p text:style-name="requirement">REQ-2:<text:tab/></text:p>
      <text:h text:style-name="Heading_20_2" text:outline-level="2"><text:bookmark-start text:name="__RefHeading___Toc26969071"/>System Feature 2 (and so on)<text:bookmark-end text:name="__RefHeading___Toc26969071"/></text:h>
      <text:h text:style-name="Heading_20_1" text:outline-level="1"><text:bookmark-start text:name="__RefHeading___Toc26969072"/><text:soft-page-break/>External Interface Requirements<text:bookmark-end text:name="__RefHeading___Toc26969072"/></text:h>
      <text:h text:style-name="Heading_20_2" text:outline-level="2"><text:bookmark-start text:name="__RefHeading___Toc26969073"/>User Interfaces<text:bookmark-end text:name="__RefHeading___Toc26969073"/></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26969074"/>Hardware Interfaces<text:bookmark-end text:name="__RefHeading___Toc26969074"/></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26969075"/>Software Interfaces<text:bookmark-end text:name="__RefHeading___Toc26969075"/></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26969076"/>Communications Interfaces<text:bookmark-end text:name="__RefHeading___Toc26969076"/></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26969077"/>Other Nonfunctional Requirements<text:bookmark-end text:name="__RefHeading___Toc26969077"/></text:h>
      <text:h text:style-name="Heading_20_2" text:outline-level="2"><text:bookmark-start text:name="__RefHeading___Toc26969078"/>Performance Requirements<text:bookmark-end text:name="__RefHeading___Toc26969078"/></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text:soft-page-break/>specific as possible. You may need to state performance requirements for individual functional requirements or features.&gt;</text:p>
      <text:h text:style-name="Heading_20_2" text:outline-level="2"><text:bookmark-start text:name="__RefHeading___Toc26969079"/>Safety Requirements<text:bookmark-end text:name="__RefHeading___Toc26969079"/></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26969080"/>Security Requirements<text:bookmark-end text:name="__RefHeading___Toc26969080"/></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26969081"/>Software Quality Attributes<text:bookmark-end text:name="__RefHeading___Toc26969081"/></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text:bookmark-start text:name="__RefHeading___Toc26969082"/>Other Requirements<text:bookmark-end text:name="__RefHeading___Toc26969082"/></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26969083"/>Appendix A: Glossary<text:bookmark-end text:name="__RefHeading___Toc26969083"/></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26969084"/>Appendix B: Analysis Models<text:bookmark-end text:name="__RefHeading___Toc26969084"/></text:p>
      <text:p text:style-name="template">&lt;Optionally, include any pertinent analysis models, such as data flow diagrams, class diagrams, state-transition diagrams, or entity-relationship diagrams<text:span text:style-name="T9">.&gt;</text:span></text:p>
      <text:p text:style-name="TOCEntry"><text:bookmark-start text:name="__RefHeading___Toc26969085"/>Appendix C: Issues List<text:bookmark-end text:name="__RefHeading___Toc26969085"/></text:p>
      <text:p text:style-name="template">&lt; This is a dynamic list of the open requirements issues that remain to be resolved, including TBDs, pending decisions, information that is needed, conflicts awaiting resolution, and the lik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Copyright © 2002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5</text:page-numb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oftware Requirements Specification Template</dc:title>
    <meta:initial-creator>Karl Wiegers</meta:initial-creator>
    <meta:creation-date>2006-09-20T20:50:00</meta:creation-date>
    <dc:date>2024-04-26T15:14:17.538571865</dc:date>
    <meta:editing-cycles>5</meta:editing-cycles>
    <meta:editing-duration>PT16M55S</meta:editing-duration>
    <meta:document-statistic meta:table-count="1" meta:image-count="0" meta:object-count="0" meta:page-count="7" meta:paragraph-count="115" meta:word-count="1945" meta:character-count="13078" meta:non-whitespace-character-count="11269"/>
    <meta:generator>LibreOffice/7.3.7.2$Linux_X86_64 LibreOffice_project/30$Build-2</meta:generator>
    <meta:user-defined meta:name="dgnword-docGUID">dgnword-docGUID</meta:user-defined>
    <meta:user-defined meta:name="dgnword-eventsink">dgnword-eventsink</meta:user-defined>
  </office:meta>
</office:document-meta>
</file>